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rrel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-L/D</text:p>
          </table:table-cell>
        </table:table-row>
        <table:table-row table:style-name="ro1">
          <table:table-cell office:value-type="float" office:value="14.6795061788" calcext:value-type="float">
            <text:p>14.6795061788</text:p>
          </table:table-cell>
          <table:table-cell office:value-type="float" office:value="0.0511480143" calcext:value-type="float">
            <text:p>0.0511480143</text:p>
          </table:table-cell>
          <table:table-cell office:value-type="float" office:value="44.8164859339" calcext:value-type="float">
            <text:p>44.8164859339</text:p>
          </table:table-cell>
          <table:table-cell office:value-type="float" office:value="-25.9696604868" calcext:value-type="float">
            <text:p>-25.9696604868</text:p>
          </table:table-cell>
          <table:table-cell office:value-type="float" office:value="113.8278790757" calcext:value-type="float">
            <text:p>113.8278790757</text:p>
          </table:table-cell>
          <table:table-cell office:value-type="float" office:value="-25.9708854556167" calcext:value-type="float">
            <text:p>-25.9708854556</text:p>
          </table:table-cell>
          <table:table-cell office:value-type="float" office:value="113.456644077244" calcext:value-type="float">
            <text:p>113.4566440772</text:p>
          </table:table-cell>
          <table:table-cell/>
        </table:table-row>
        <table:table-row table:style-name="ro1">
          <table:table-cell office:value-type="float" office:value="7.03847301741048" calcext:value-type="float">
            <text:p>7.0384730174</text:p>
          </table:table-cell>
          <table:table-cell office:value-type="float" office:value="0.0512270209458842" calcext:value-type="float">
            <text:p>0.0512270209</text:p>
          </table:table-cell>
          <table:table-cell office:value-type="float" office:value="44.7683140206715" calcext:value-type="float">
            <text:p>44.7683140207</text:p>
          </table:table-cell>
          <table:table-cell office:value-type="float" office:value="-21.5745249282245" calcext:value-type="float">
            <text:p>-21.5745249282</text:p>
          </table:table-cell>
          <table:table-cell office:value-type="float" office:value="74.3216417861017" calcext:value-type="float">
            <text:p>74.3216417861</text:p>
          </table:table-cell>
          <table:table-cell office:value-type="float" office:value="-22.0852256323999" calcext:value-type="float">
            <text:p>-22.0852256324</text:p>
          </table:table-cell>
          <table:table-cell office:value-type="float" office:value="74.262001697056" calcext:value-type="float">
            <text:p>74.2620016971</text:p>
          </table:table-cell>
          <table:table-cell/>
        </table:table-row>
        <table:table-row table:style-name="ro1">
          <table:table-cell office:value-type="float" office:value="4.2839836611" calcext:value-type="float">
            <text:p>4.2839836611</text:p>
          </table:table-cell>
          <table:table-cell office:value-type="float" office:value="0.0510051847" calcext:value-type="float">
            <text:p>0.0510051847</text:p>
          </table:table-cell>
          <table:table-cell office:value-type="float" office:value="44.7233505347" calcext:value-type="float">
            <text:p>44.7233505347</text:p>
          </table:table-cell>
          <table:table-cell office:value-type="float" office:value="-14.9366062628" calcext:value-type="float">
            <text:p>-14.9366062628</text:p>
          </table:table-cell>
          <table:table-cell office:value-type="float" office:value="63.9612158707" calcext:value-type="float">
            <text:p>63.9612158707</text:p>
          </table:table-cell>
          <table:table-cell office:value-type="float" office:value="-14.9424767396081" calcext:value-type="float">
            <text:p>-14.9424767396</text:p>
          </table:table-cell>
          <table:table-cell office:value-type="float" office:value="63.9246973098171" calcext:value-type="float">
            <text:p>63.9246973098</text:p>
          </table:table-cell>
          <table:table-cell/>
        </table:table-row>
        <table:table-row table:style-name="ro1">
          <table:table-cell office:value-type="string" calcext:value-type="string">
            <text:p>su2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-L/D</text:p>
          </table:table-cell>
        </table:table-row>
        <table:table-row table:style-name="ro1">
          <table:table-cell office:value-type="float" office:value="8.58225103061039" calcext:value-type="float">
            <text:p>8.5822510306</text:p>
          </table:table-cell>
          <table:table-cell office:value-type="float" office:value="0.0514918006055699" calcext:value-type="float">
            <text:p>0.0514918006</text:p>
          </table:table-cell>
          <table:table-cell office:value-type="float" office:value="42.9008248565987" calcext:value-type="float">
            <text:p>42.9008248566</text:p>
          </table:table-cell>
          <table:table-cell office:value-type="float" office:value="-21.6893396004588" calcext:value-type="float">
            <text:p>-21.6893396005</text:p>
          </table:table-cell>
          <table:table-cell office:value-type="float" office:value="80.8857417991786" calcext:value-type="float">
            <text:p>80.8857417992</text:p>
          </table:table-cell>
          <table:table-cell office:value-type="float" office:value="-23.4716056628316" calcext:value-type="float">
            <text:p>-23.4716056628</text:p>
          </table:table-cell>
          <table:table-cell office:value-type="float" office:value="80.6969402561614" calcext:value-type="float">
            <text:p>80.6969402562</text:p>
          </table:table-cell>
          <table:table-cell/>
        </table:table-row>
        <table:table-row table:style-name="ro1">
          <table:table-cell office:value-type="float" office:value="5.50737508269273" calcext:value-type="float">
            <text:p>5.5073750827</text:p>
          </table:table-cell>
          <table:table-cell office:value-type="float" office:value="0.0514054682412702" calcext:value-type="float">
            <text:p>0.0514054682</text:p>
          </table:table-cell>
          <table:table-cell office:value-type="float" office:value="42.5379138144563" calcext:value-type="float">
            <text:p>42.5379138145</text:p>
          </table:table-cell>
          <table:table-cell office:value-type="float" office:value="-18.0247767058249" calcext:value-type="float">
            <text:p>-18.0247767058</text:p>
          </table:table-cell>
          <table:table-cell office:value-type="float" office:value="68.7919592870787" calcext:value-type="float">
            <text:p>68.7919592871</text:p>
          </table:table-cell>
          <table:table-cell office:value-type="float" office:value="-18.7415408510343" calcext:value-type="float">
            <text:p>-18.741540851</text:p>
          </table:table-cell>
          <table:table-cell office:value-type="float" office:value="68.3479231067487" calcext:value-type="float">
            <text:p>68.3479231067</text:p>
          </table:table-cell>
          <table:table-cell/>
        </table:table-row>
        <table:table-row table:style-name="ro1">
          <table:table-cell office:value-type="float" office:value="4.28793374513337" calcext:value-type="float">
            <text:p>4.2879337451</text:p>
          </table:table-cell>
          <table:table-cell office:value-type="float" office:value="0.0510172411036657" calcext:value-type="float">
            <text:p>0.0510172411</text:p>
          </table:table-cell>
          <table:table-cell office:value-type="float" office:value="43.567708514239" calcext:value-type="float">
            <text:p>43.5677085142</text:p>
          </table:table-cell>
          <table:table-cell office:value-type="float" office:value="-15.0049295363295" calcext:value-type="float">
            <text:p>-15.0049295363</text:p>
          </table:table-cell>
          <table:table-cell office:value-type="float" office:value="64.0633422628791" calcext:value-type="float">
            <text:p>64.0633422629</text:p>
          </table:table-cell>
          <table:table-cell office:value-type="float" office:value="-14.902501377065" calcext:value-type="float">
            <text:p>-14.9025013771</text:p>
          </table:table-cell>
          <table:table-cell office:value-type="float" office:value="63.9321953968771" calcext:value-type="float">
            <text:p>63.93219539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32:22.647397068</meta:creation-date>
    <dc:date>2018-10-22T12:46:13.206003875</dc:date>
    <meta:editing-duration>PT13M50S</meta:editing-duration>
    <meta:editing-cycles>1</meta:editing-cycles>
    <meta:generator>LibreOffice/5.1.6.2$Linux_X86_64 LibreOffice_project/10m0$Build-2</meta:generator>
    <meta:document-statistic meta:table-count="1" meta:cell-count="58" meta:object-count="0"/>
  </office:meta>
</office:document-meta>
</file>